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6aae2" officeooo:paragraph-rsid="0006aae2"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06aae2" officeooo:paragraph-rsid="0006aae2" style:font-weight-asian="normal" style:font-weight-complex="normal"/>
    </style:style>
    <style:style style:name="P3" style:family="paragraph" style:parent-style-name="Text_20_body" style:list-style-name="L1"/>
    <style:style style:name="P4" style:family="paragraph" style:parent-style-name="Text_20_body">
      <style:paragraph-properties fo:text-align="start" style:justify-single-word="false"/>
      <style:text-properties style:text-underline-style="none" fo:font-weight="normal" officeooo:rsid="0006aae2" officeooo:paragraph-rsid="0006aae2" style:font-weight-asian="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ERIMENT II</text:p>
      <text:p text:style-name="P2"/>
      <text:p text:style-name="P2"/>
      <text:p text:style-name="P4"><text:span text:style-name="Strong_20_Emphasis">Wi-Fi Adapter</text:span>: A device that allows a computer or other device to connect to a wireless network. It typically plugs into a USB port or integrates into a laptop or motherboard. It supports various Wi-Fi standards for internet access.</text:p>
      <text:list xml:id="list3970365393" text:style-name="L1">
        <text:list-item>
          <text:p text:style-name="P3"><text:span text:style-name="Strong_20_Emphasis">Bluetooth Adapter</text:span>: This device enables a computer to connect wirelessly with Bluetooth-enabled devices such as headphones, keyboards, and smartphones. It usually connects via USB and supports Bluetooth standards. It allows short-range communication between devices.</text:p>
        </text:list-item>
        <text:list-item>
          <text:p text:style-name="P3"><text:span text:style-name="Strong_20_Emphasis">USB Flash Drive</text:span>: A portable data storage device that connects to computers through USB ports. It’s used for storing, transferring, and backing up files. Flash drives come in various capacities, typically from a few GBs to several TBs.</text:p>
        </text:list-item>
        <text:list-item>
          <text:p text:style-name="P3"><text:span text:style-name="Strong_20_Emphasis">External Hard Drive</text:span>: A portable storage device that connects to a computer via USB, Thunderbolt, or eSATA. It offers a larger storage capacity than flash drives, ideal for backing up data or transferring large files. External hard drives can be mechanical (HDD) or solid-state (SSD).</text:p>
        </text:list-item>
        <text:list-item>
          <text:p text:style-name="P3"><text:span text:style-name="Strong_20_Emphasis">External Optical Drive</text:span>: A device used to read and write optical discs like CDs, DVDs, and Blu-ray discs. It connects via USB or other ports to a computer, often when the system lacks an internal optical drive. It’s useful for watching movies, burning discs, or installing software from physical media.</text:p>
        </text:list-item>
        <text:list-item>
          <text:p text:style-name="P3"><text:span text:style-name="Strong_20_Emphasis">Graphics Card</text:span>: A hardware component that renders images, videos, and animations on a computer screen. It connects to the motherboard via PCIe and is responsible for handling graphics-intensive applications like games and video editing. It contains its own memory (VRAM) to handle high-resolution displays.</text:p>
        </text:list-item>
        <text:list-item>
          <text:p text:style-name="P3"><text:span text:style-name="Strong_20_Emphasis">Sound Card</text:span>: A hardware device that manages audio input and output for a computer. It connects to the motherboard or PCIe slot and can improve audio quality over onboard sound. It typically has ports for speakers, microphones, and headphones.</text:p>
        </text:list-item>
        <text:list-item>
          <text:p text:style-name="P3"><text:span text:style-name="Strong_20_Emphasis">TV Tuner Card</text:span>: A device that enables a computer to receive television signals and convert them into digital format. It connects to a computer via PCIe or USB and allows you to watch and record TV on your PC. It can support both analog and digital signals depending on the card.</text:p>
        </text:list-item>
        <text:list-item>
          <text:p text:style-name="P3"><text:span text:style-name="Strong_20_Emphasis">RAID Controller Card</text:span>: A device that manages multiple hard drives in a RAID (Redundant Array of Independent Disks) setup. It connects to the motherboard via PCIe and allows for data redundancy or increased performance. RAID setups are commonly used in servers or high-performance computing environments.</text:p>
        </text:list-item>
        <text:list-item>
          <text:p text:style-name="P3"><text:span text:style-name="Strong_20_Emphasis">Network Switch</text:span>: A network device that connects multiple devices on a local area network (LAN) and forwards data packets between them. It operates at the data link layer and can increase network efficiency. Switches typically offer multiple Ethernet ports for wired connections.</text:p>
        </text:list-item>
        <text:list-item>
          <text:p text:style-name="P3"><text:soft-page-break/><text:span text:style-name="Strong_20_Emphasis">Router</text:span>: A device that connects different networks together, such as a local area network (LAN) and the internet. It routes data between devices in the home or office and the broader internet. Routers often include Wi-Fi functionality for wireless networking.</text:p>
        </text:list-item>
        <text:list-item>
          <text:p text:style-name="P3"><text:span text:style-name="Strong_20_Emphasis">Modem</text:span>: A device that modulates and demodulates signals to provide internet access through a telephone line or cable. It connects to an internet service provider (ISP) and transmits data to and from the internet. A modem is often combined with a router in modern devices.</text:p>
        </text:list-item>
        <text:list-item>
          <text:p text:style-name="P3"><text:span text:style-name="Strong_20_Emphasis">Firewall</text:span>: A security device or software that monitors and controls incoming and outgoing network traffic based on predetermined security rules. It can prevent unauthorized access to or from a private network. Firewalls can be hardware-based, software-based, or a combination of both.</text:p>
        </text:list-item>
        <text:list-item>
          <text:p text:style-name="P3"><text:span text:style-name="Strong_20_Emphasis">Interactive Whiteboard</text:span>: A large touchscreen display used for presentations, collaboration, and teaching. It allows users to interact with content by touching the screen or using special pens. It often integrates with computers or digital devices for enhanced learning and business meetings.</text:p>
        </text:list-item>
        <text:list-item>
          <text:p text:style-name="P3"><text:span text:style-name="Strong_20_Emphasis">UPS (Uninterruptible Power Supply)</text:span>: A device that provides backup power to electronic equipment during power outages. It typically contains a battery to keep devices running for a short period. UPS systems protect against data loss and hardware damage due to sudden power cuts.</text:p>
        </text:list-item>
        <text:list-item>
          <text:p text:style-name="P3"><text:span text:style-name="Strong_20_Emphasis">Surge Protector</text:span>: A device designed to protect electronic equipment from power surges and spikes. It redirects excess voltage to the ground, preventing damage to devices like computers or televisions. Surge protectors often include multiple outlets for connecting several devices.</text:p>
        </text:list-item>
        <text:list-item>
          <text:p text:style-name="P3"><text:span text:style-name="Strong_20_Emphasis">Front Panel USB Ports</text:span>: USB ports located on the front of a computer case, providing easy access for connecting devices like flash drives, external hard drives, and smartphones. They simplify the connection of peripherals without needing to reach the back of the computer. They are commonly found on desktop computers.</text:p>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03T13:53:44.169965596</meta:creation-date>
    <dc:date>2025-02-03T13:55:23.734646663</dc:date>
    <meta:editing-duration>PT1M39S</meta:editing-duration>
    <meta:editing-cycles>1</meta:editing-cycles>
    <meta:document-statistic meta:table-count="0" meta:image-count="0" meta:object-count="0" meta:page-count="2" meta:paragraph-count="18" meta:word-count="744" meta:character-count="4743" meta:non-whitespace-character-count="4033"/>
    <meta:generator>LibreOffice/6.4.7.2$Linux_X86_64 LibreOffice_project/40$Build-2</meta:generator>
  </office:meta>
</office:document-meta>
</file>